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Upsilon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5000" calcext:value-type="float">
            <text:p>15000</text:p>
          </table:table-cell>
          <table:table-cell office:value-type="float" office:value="0.59465" calcext:value-type="float">
            <text:p>0,59465</text:p>
          </table:table-cell>
          <table:table-cell office:value-type="float" office:value="0.58347" calcext:value-type="float">
            <text:p>0,58347</text:p>
          </table:table-cell>
          <table:table-cell office:value-type="float" office:value="0.59841" calcext:value-type="float">
            <text:p>0,59841</text:p>
          </table:table-cell>
          <table:table-cell office:value-type="float" office:value="0.59834" calcext:value-type="float">
            <text:p>0,59834</text:p>
          </table:table-cell>
          <table:table-cell office:value-type="float" office:value="0.59466" calcext:value-type="float">
            <text:p>0,59466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5000" calcext:value-type="float">
            <text:p>15000</text:p>
          </table:table-cell>
          <table:table-cell office:value-type="float" office:value="0.58912" calcext:value-type="float">
            <text:p>0,58912</text:p>
          </table:table-cell>
          <table:table-cell office:value-type="float" office:value="0.56636" calcext:value-type="float">
            <text:p>0,56636</text:p>
          </table:table-cell>
          <table:table-cell office:value-type="float" office:value="0.59341" calcext:value-type="float">
            <text:p>0,59341</text:p>
          </table:table-cell>
          <table:table-cell office:value-type="float" office:value="0.59332" calcext:value-type="float">
            <text:p>0,59332</text:p>
          </table:table-cell>
          <table:table-cell office:value-type="float" office:value="0.58391" calcext:value-type="float">
            <text:p>0,5839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0000" calcext:value-type="float">
            <text:p>30000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0.5845" calcext:value-type="float">
            <text:p>0,5845</text:p>
          </table:table-cell>
          <table:table-cell office:value-type="float" office:value="0.59866" calcext:value-type="float">
            <text:p>0,59866</text:p>
          </table:table-cell>
          <table:table-cell office:value-type="float" office:value="0.59878" calcext:value-type="float">
            <text:p>0,59878</text:p>
          </table:table-cell>
          <table:table-cell office:value-type="float" office:value="0.59375" calcext:value-type="float">
            <text:p>0,5937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000" calcext:value-type="float">
            <text:p>30000</text:p>
          </table:table-cell>
          <table:table-cell office:value-type="float" office:value="0.59181" calcext:value-type="float">
            <text:p>0,59181</text:p>
          </table:table-cell>
          <table:table-cell office:value-type="float" office:value="0.56499" calcext:value-type="float">
            <text:p>0,56499</text:p>
          </table:table-cell>
          <table:table-cell office:value-type="float" office:value="0.59721" calcext:value-type="float">
            <text:p>0,59721</text:p>
          </table:table-cell>
          <table:table-cell office:value-type="float" office:value="0.59748" calcext:value-type="float">
            <text:p>0,59748</text:p>
          </table:table-cell>
          <table:table-cell office:value-type="float" office:value="0.58272" calcext:value-type="float">
            <text:p>0,5827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0000" calcext:value-type="float">
            <text:p>60000</text:p>
          </table:table-cell>
          <table:table-cell office:value-type="float" office:value="0.59599" calcext:value-type="float">
            <text:p>0,59599</text:p>
          </table:table-cell>
          <table:table-cell office:value-type="float" office:value="0.5865" calcext:value-type="float">
            <text:p>0,5865</text:p>
          </table:table-cell>
          <table:table-cell office:value-type="float" office:value="0.59861" calcext:value-type="float">
            <text:p>0,59861</text:p>
          </table:table-cell>
          <table:table-cell office:value-type="float" office:value="0.59834" calcext:value-type="float">
            <text:p>0,59834</text:p>
          </table:table-cell>
          <table:table-cell office:value-type="float" office:value="0.59236" calcext:value-type="float">
            <text:p>0,59236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0000" calcext:value-type="float">
            <text:p>60000</text:p>
          </table:table-cell>
          <table:table-cell office:value-type="float" office:value="0.58949" calcext:value-type="float">
            <text:p>0,58949</text:p>
          </table:table-cell>
          <table:table-cell office:value-type="float" office:value="0.57775" calcext:value-type="float">
            <text:p>0,57775</text:p>
          </table:table-cell>
          <table:table-cell office:value-type="float" office:value="0.59303" calcext:value-type="float">
            <text:p>0,59303</text:p>
          </table:table-cell>
          <table:table-cell office:value-type="float" office:value="0.59298" calcext:value-type="float">
            <text:p>0,59298</text:p>
          </table:table-cell>
          <table:table-cell office:value-type="float" office:value="0.58366" calcext:value-type="float">
            <text:p>0,5836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94" calcext:value-type="float">
            <text:p>0,59594</text:p>
          </table:table-cell>
          <table:table-cell office:value-type="float" office:value="0.58931" calcext:value-type="float">
            <text:p>0,58931</text:p>
          </table:table-cell>
          <table:table-cell office:value-type="float" office:value="0.5981" calcext:value-type="float">
            <text:p>0,5981</text:p>
          </table:table-cell>
          <table:table-cell office:value-type="float" office:value="0.59798" calcext:value-type="float">
            <text:p>0,59798</text:p>
          </table:table-cell>
          <table:table-cell office:value-type="float" office:value="0.59292" calcext:value-type="float">
            <text:p>0,5929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8635" calcext:value-type="float">
            <text:p>0,58635</text:p>
          </table:table-cell>
          <table:table-cell office:value-type="float" office:value="0.58561" calcext:value-type="float">
            <text:p>0,58561</text:p>
          </table:table-cell>
          <table:table-cell office:value-type="float" office:value="0.59323" calcext:value-type="float">
            <text:p>0,59323</text:p>
          </table:table-cell>
          <table:table-cell office:value-type="float" office:value="0.59322" calcext:value-type="float">
            <text:p>0,59322</text:p>
          </table:table-cell>
          <table:table-cell office:value-type="float" office:value="0.58556" calcext:value-type="float">
            <text:p>0,58556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 calcext:value-type="string">
            <text:p>15000 – 0,1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59841" calcext:value-type="float">
            <text:p>0,59841</text:p>
          </table:table-cell>
          <table:table-cell/>
          <table:table-cell office:value-type="string" calcext:value-type="string">
            <text:p>1º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59834" calcext:value-type="float">
            <text:p>0,59834</text:p>
          </table:table-cell>
          <table:table-cell/>
          <table:table-cell office:value-type="string" calcext:value-type="string">
            <text:p>2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59466" calcext:value-type="float">
            <text:p>0,59466</text:p>
          </table:table-cell>
          <table:table-cell/>
          <table:table-cell office:value-type="string" calcext:value-type="string">
            <text:p>5º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9465" calcext:value-type="float">
            <text:p>0,5946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58347" calcext:value-type="float">
            <text:p>0,5834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 calcext:value-type="string">
            <text:p>15000 – 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59341" calcext:value-type="float">
            <text:p>0,59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59332" calcext:value-type="float">
            <text:p>0,59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8912" calcext:value-type="float">
            <text:p>0,589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58391" calcext:value-type="float">
            <text:p>0,5839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56636" calcext:value-type="float">
            <text:p>0,56636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 calcext:value-type="string">
            <text:p>30000 – 0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59878" calcext:value-type="float">
            <text:p>0,59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59866" calcext:value-type="float">
            <text:p>0,59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9832" calcext:value-type="float">
            <text:p>0,59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59375" calcext:value-type="float">
            <text:p>0,5937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5845" calcext:value-type="float">
            <text:p>0,584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 calcext:value-type="string">
            <text:p>30000 – 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59748" calcext:value-type="float">
            <text:p>0,59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59721" calcext:value-type="float">
            <text:p>0,59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9181" calcext:value-type="float">
            <text:p>0,59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58272" calcext:value-type="float">
            <text:p>0,5827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56499" calcext:value-type="float">
            <text:p>0,56499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 calcext:value-type="string">
            <text:p>60000 – 0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59861" calcext:value-type="float">
            <text:p>0,59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59834" calcext:value-type="float">
            <text:p>0,59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9599" calcext:value-type="float">
            <text:p>0,59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59236" calcext:value-type="float">
            <text:p>0,5923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5865" calcext:value-type="float">
            <text:p>0,586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 calcext:value-type="string">
            <text:p>60000 – 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59303" calcext:value-type="float">
            <text:p>0,59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59298" calcext:value-type="float">
            <text:p>0,59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8949" calcext:value-type="float">
            <text:p>0,58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58366" calcext:value-type="float">
            <text:p>0,5836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57775" calcext:value-type="float">
            <text:p>0,5777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 calcext:value-type="string">
            <text:p>100000 – 0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5981" calcext:value-type="float">
            <text:p>0,5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59798" calcext:value-type="float">
            <text:p>0,59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9594" calcext:value-type="float">
            <text:p>0,595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59292" calcext:value-type="float">
            <text:p>0,5929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58931" calcext:value-type="float">
            <text:p>0,5893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 calcext:value-type="string">
            <text:p>100000 – 0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59323" calcext:value-type="float">
            <text:p>0,59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59322" calcext:value-type="float">
            <text:p>0,59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8635" calcext:value-type="float">
            <text:p>0,5863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58561" calcext:value-type="float">
            <text:p>0,58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58556" calcext:value-type="float">
            <text:p>0,5855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Planilha1.A61:Planilha1.B6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13:56:23.6952143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09:19:32.131549674</meta:creation-date>
    <dc:date>2014-02-02T13:58:06.767598417</dc:date>
    <meta:editing-duration>P0D</meta:editing-duration>
    <meta:editing-cycles>3</meta:editing-cycles>
    <meta:generator>LibreOffice/4.1.4.2$Linux_X86_64 LibreOffice_project/410m0$Build-2</meta:generator>
    <meta:document-statistic meta:table-count="1" meta:cell-count="165" meta:object-count="0"/>
  </office:meta>
</office:document-meta>
</file>